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urrently exploring hands-on senior engineering and architecture roles focused on building scalable, production systems while maintaining momentum through open-source contributions and bootstrapped venture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all-kids-network-may-2014---present"/>All Kids Network (May 2014 - Present)<text:bookmark-end text:name="all-kids-network-may-2014---present"/></text:h>
      <text:list text:style-name="L1">
        <text:list-item>
          <text:p text:style-name="P1"><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nexxt-may-2011---aug-2025"/>Nexxt (May 2011 - Aug 2025)<text:bookmark-end text:name="nexxt-may-2011---aug-2025"/></text:h>
      <text:list text:style-name="L2">
        <text:list-item>
          <text:p text:style-name="P2"><text:span text:style-name="T1">Lead Architect</text:span> (Oct 2023 - Aug 2025) - Architected and developed scalable AI-driven solutions and integrations using .NET, C#, Angular, and TypeScript. Specialized in event-driven architecture, OpenAI GPT integration, and AWS cloud services.</text:p>
        </text:list-item>
        <text:list-item>
          <text:p text:style-name="P2"><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2"><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splinterlands-sep-2021---sep-2023"/>Splinterlands (Sep 2021 - Sep 2023)<text:bookmark-end text:name="splinterlands-sep-2021---sep-2023"/></text:h>
      <text:list text:style-name="L3">
        <text:list-item>
          <text:p text:style-name="P3"><text:span text:style-name="T1">Head of Product / Solutions Developer</text:span> (Dec 2022 - Sep 2023) - Developed and deployed blockchain gaming projects using React, TypeScript, PostgreSQL, DynamoDB, Redis, and AWS. Specialized in Web3 technologies and HIVE engine blockchain integration.</text:p>
        </text:list-item>
        <text:list-item>
          <text:p text:style-name="P3"><text:span text:style-name="T1">Chief Technology Officer</text:span> (Dec 2021 - Dec 2022) - Led organization growth and multi-product launches in blockchain gaming space. Applied executive leadership, strategic planning, and Web3 expertise to scale from 20+ to 150+ employees and contractors.</text:p>
        </text:list-item>
        <text:list-item>
          <text:p text:style-name="P3"><text:span text:style-name="T1">Vice President Of Engineering</text:span> (Sep 2021 - Dec 2021) - Stabilized high-growth gaming product and expanded engineering team using AWS, PostgreSQL, Redis, and JavaScript. Implemented performance tuning and technical leadership practices during rapid expansion.</text:p>
        </text:list-item>
      </text:list>
      <text:h text:style-name="Heading_20_3" text:outline-level="3"><text:bookmark-start text:name="previous-experience"/>Previous Experience<text:bookmark-end text:name="previous-experience"/></text:h>
      <text:p text:style-name="First_20_paragraph">Positions at 10 more companies dating back to 1993 are available upon request.</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 Microsoft Certified Solutions Developer (MCSD) (2005), Certified PC Troubleshooter (2000), Certified in eCommerce Concepts (2000),</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API Integration, Authentication/Authorization,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RavenDB, MongoDB,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4">“I’ve had the privilege of working with Richard Adleta for over 10 years at Nexxt, and during that time, he’s consistently demonstrated the kind of technical leadership and versatility that any engineering team would be lucky to have. Richard bring…” <text:a xlink:type="simple" xlink:href="https://www.richardadleta.com/resume/full#references" office:name=""><text:span text:style-name="Definition">more</text:span></text:a></text:p>
      <text:p text:style-name="P4">— Bill Rybinski, Director of Technology at Nexxt, Inc.</text:p>
      <text:p text:style-name="First_20_paragraph">Read more references on the <text:a xlink:type="simple" xlink:href="https://www.richardadleta.com/resume/full#references" office:name=""><text:span text:style-name="Definition">full resume</text:span></text:a>.</text:p>
      <text:h text:style-name="Heading_20_2" text:outline-level="2"><text:bookmark-start text:name="additional-information"/>Additional Information<text:bookmark-end text:name="additional-information"/></text:h>
      <text:p text:style-name="First_20_paragraph">Full, annotated resume available at <text:a xlink:type="simple" xlink:href="https://www.richardadleta.com/resume/full" office:name=""><text:span text:style-name="Definition">richardadleta.com/resume/full</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5T14:40:05Z</meta:creation-date>
    <dc:date>2025-11-05T14:40:05Z</dc:date>
  </office:meta>
</office:document-meta>
</file>